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line-height="115%"/>
    </style:style>
    <style:style style:name="P2" style:family="paragraph" style:parent-style-name="normal">
      <style:paragraph-properties fo:line-height="115%"/>
      <style:text-properties fo:color="#24292e" fo:font-size="12pt" style:font-size-asian="12pt" style:font-size-complex="12pt"/>
    </style:style>
    <style:style style:name="P3" style:family="paragraph" style:parent-style-name="normal">
      <style:paragraph-properties fo:line-height="115%"/>
      <style:text-properties style:font-name="Courier New" fo:font-weight="bold" style:font-name-asian="Courier New1" style:font-weight-asian="bold" style:font-name-complex="Courier New1"/>
    </style:style>
    <style:style style:name="P4" style:family="paragraph" style:parent-style-name="normal">
      <style:paragraph-properties fo:line-height="115%"/>
      <style:text-properties style:font-name="Courier New" style:font-name-asian="Courier New1" style:font-name-complex="Courier New1"/>
    </style:style>
    <style:style style:name="P5" style:family="paragraph" style:parent-style-name="normal">
      <style:paragraph-properties fo:line-height="135%"/>
      <style:text-properties style:font-name="Courier New" style:font-name-asian="Courier New1" style:font-name-complex="Courier New1"/>
    </style:style>
    <style:style style:name="P6" style:family="paragraph" style:parent-style-name="normal">
      <style:paragraph-properties fo:line-height="135%"/>
    </style:style>
    <style:style style:name="P7" style:family="paragraph" style:parent-style-name="normal">
      <style:paragraph-properties fo:line-height="115%"/>
      <style:text-properties fo:font-weight="bold" style:font-weight-asian="bold"/>
    </style:style>
    <style:style style:name="P8" style:family="paragraph" style:parent-style-name="normal">
      <style:paragraph-properties fo:margin-left="0in" fo:margin-right="0in" fo:line-height="115%" fo:text-indent="0in" style:auto-text-indent="false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0" style:family="paragraph" style:parent-style-name="normal">
      <style:paragraph-properties fo:margin-top="0in" fo:margin-bottom="0.1528in" loext:contextual-spacing="false" fo:line-height="115%"/>
    </style:style>
    <style:style style:name="P11" style:family="paragraph" style:parent-style-name="normal">
      <style:paragraph-properties fo:margin-top="0in" fo:margin-bottom="0.1528in" loext:contextual-spacing="false" fo:line-height="115%"/>
      <style:text-properties fo:color="#1155cc" fo:font-size="12pt" fo:font-weight="bold" style:font-size-asian="12pt" style:font-weight-asian="bold" style:font-size-complex="12pt"/>
    </style:style>
    <style:style style:name="P12" style:family="paragraph" style:parent-style-name="normal">
      <style:paragraph-properties fo:margin-top="0in" fo:margin-bottom="0.1528in" loext:contextual-spacing="false" fo:line-height="135%"/>
    </style:style>
    <style:style style:name="P13" style:family="paragraph" style:parent-style-name="normal" style:master-page-name="Standard">
      <style:paragraph-properties fo:line-height="115%" style:page-number="1"/>
    </style:style>
    <style:style style:name="T1" style:family="text">
      <style:text-properties fo:color="#24292e" fo:font-size="12pt" fo:font-weight="bold" style:font-size-asian="12pt" style:font-weight-asian="bold" style:font-size-complex="12pt"/>
    </style:style>
    <style:style style:name="T2" style:family="text">
      <style:text-properties fo:color="#24292e" fo:font-size="12pt" style:font-size-asian="12pt" style:font-size-complex="12pt"/>
    </style:style>
    <style:style style:name="T3" style:family="text">
      <style:text-properties fo:color="#24292e" style:font-name="Courier New" fo:font-size="8pt" style:font-name-asian="Courier New1" style:font-size-asian="8pt" style:font-name-complex="Courier New1" style:font-size-complex="8pt"/>
    </style:style>
    <style:style style:name="T4" style:family="text">
      <style:text-properties fo:color="#a61c00" fo:font-size="12pt" fo:font-weight="bold" style:font-size-asian="12pt" style:font-weight-asian="bold" style:font-size-complex="12pt"/>
    </style:style>
    <style:style style:name="T5" style:family="text">
      <style:text-properties fo:color="#a61c00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Courier New" style:font-name-asian="Courier New1" style:font-name-complex="Courier New1"/>
    </style:style>
    <style:style style:name="T8" style:family="text">
      <style:text-properties style:font-name="Courier New" fo:font-weight="bold" style:font-name-asian="Courier New1" style:font-weight-asian="bold" style:font-name-complex="Courier New1"/>
    </style:style>
    <style:style style:name="T9" style:family="text">
      <style:text-properties fo:color="#ff0000" fo:font-weight="bold" style:font-weight-asian="bold"/>
    </style:style>
    <style:style style:name="T10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1155cc" fo:font-size="12pt" fo:font-weight="bold" style:font-size-asian="12pt" style:font-weight-asian="bold" style:font-size-complex="12pt"/>
    </style:style>
    <style:style style:name="T12" style:family="text">
      <style:text-properties fo:color="#242729" style:font-name="Courier New" fo:font-size="10pt" fo:background-color="#eff0f1" loext:char-shading-value="0" style:font-name-asian="Courier New1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docker image ls</text:span></text:p>
      <text:p text:style-name="P8"><text:span text:style-name="T3"># REPOSITORY <text:s text:c="25"/>TAG <text:s text:c="16"/>IMAGE ID <text:s text:c="11"/>CREATED <text:s text:c="12"/>SIZE</text:span></text:p>
      <text:p text:style-name="P8"><text:span text:style-name="T3"># transcriptomics/prepare_reference <text:s text:c="2"/>latest <text:s text:c="13"/>cb252b91fa58 <text:s text:c="7"/>4 hours ago <text:s text:c="8"/>661MB</text:span></text:p>
      <text:p text:style-name="P2"/>
      <text:p text:style-name="P1"><text:span text:style-name="T1"># remove an image</text:span></text:p>
      <text:p text:style-name="P1"><text:span text:style-name="T4">docker image rm --force transcriptomics/prepare_reference:latest</text:span></text:p>
      <text:p text:style-name="P1"><text:span text:style-name="T1"># remove an image</text:span><text:span text:style-name="T2"> --force</text:span></text:p>
      <text:p text:style-name="P1"><text:span text:style-name="T4">docker rmi --force transcriptomics/raw_data</text:span></text:p>
      <text:p text:style-name="P2"/>
      <text:p text:style-name="P1"><text:span text:style-name="T6"># how to run iterative without volumes</text:span></text:p>
      <text:p text:style-name="P1"><text:span text:style-name="T7">docker run -it -d <text:s/>transcriptomics/prepare_reference</text:span></text:p>
      <text:p text:style-name="P3"/>
      <text:p text:style-name="P1"><text:span text:style-name="T8"># RUN one folder before _h</text:span></text:p>
      <text:p text:style-name="P1"><text:span text:style-name="T6"># how to run iterative with volumes - source is RO - correct</text:span></text:p>
      <text:p text:style-name="P1"><text:span text:style-name="T7">docker run -it --env-file _h/.env.sh -d \</text:span></text:p>
      <text:p text:style-name="P6"><text:span text:style-name="T7">-v `pwd`/_h/:$SOURCE_FOLDER:ro -v `pwd`/_m/:$OUTPUT_FOLDER \</text:span></text:p>
      <text:p text:style-name="P6"><text:span text:style-name="T7">transcriptomics/prepare_reference</text:span></text:p>
      <text:p text:style-name="P5"/>
      <text:p text:style-name="P1"><text:span text:style-name="T6"># how to run iterative with volumes - </text:span><text:span text:style-name="T9">source is not RO for editing</text:span></text:p>
      <text:p text:style-name="P1"><text:span text:style-name="T7">docker run -it --env-file _h/.env.sh -d \</text:span></text:p>
      <text:p text:style-name="P6"><text:span text:style-name="T7">-v `pwd`/_h/:$SOURCE_FOLDER -v `pwd`/_m/:$OUTPUT_FOLDER \</text:span></text:p>
      <text:p text:style-name="P6"><text:span text:style-name="T7">transcriptomics/prepare_reference</text:span></text:p>
      <text:p text:style-name="P5"/>
      <text:p text:style-name="P5"/>
      <text:p text:style-name="P1"><text:span text:style-name="T7">docker run -it --env-file _h/.env.sh -d \</text:span></text:p>
      <text:p text:style-name="P6"><text:span text:style-name="T7">-v `pwd`/_h/:$SOURCE_FOLDER -v `pwd`/_m/:$OUTPUT_FOLDER \</text:span></text:p>
      <text:p text:style-name="P6"><text:span text:style-name="T7">transcriptomics/raw_data</text:span></text:p>
      <text:p text:style-name="P5"/>
      <text:p text:style-name="P5"/>
      <text:p text:style-name="P1"><text:span text:style-name="T6"># final run:</text:span></text:p>
      <text:p text:style-name="P9"><text:span text:style-name="T7">docker run --rm --env-file _h/.env.sh -d \</text:span></text:p>
      <text:p text:style-name="P9"><text:span text:style-name="T7">-v `pwd`/_h/:$SOURCE_FOLDER:ro \</text:span></text:p>
      <text:p text:style-name="P9"><text:span text:style-name="T7">-v `pwd`/_m/:$OUTPUT_FOLDER \</text:span></text:p>
      <text:p text:style-name="P9"><text:span text:style-name="T7">transcriptomics/prepare_reference \</text:span></text:p>
      <text:p text:style-name="P9"><text:span text:style-name="T7">sh -c 'date &gt; last_run_docker_driver; bash /source/driver.sh'</text:span></text:p>
      <text:p text:style-name="P5"/>
      <text:p text:style-name="P5"/>
      <text:p text:style-name="P7"/>
      <text:p text:style-name="P1"><text:span text:style-name="T6">docker container ls <text:s text:c="2"/>// <text:s/>docker ps</text:span></text:p>
      <text:p text:style-name="P9"><text:span text:style-name="T3">CONTAINER ID <text:s text:c="7"/>IMAGE <text:s text:c="30"/>COMMAND <text:s text:c="12"/>CREATED <text:s text:c="12"/>STATUS <text:s text:c="13"/>PORTS <text:s text:c="14"/>NAMES</text:span></text:p>
      <text:p text:style-name="P9"><text:span text:style-name="T3">e5c05fc8fec3 <text:s text:c="7"/>transcriptomics/prepare_reference <text:s text:c="2"/>"bash" <text:s text:c="13"/>6 minutes ago <text:s text:c="6"/>Up 6 minutes <text:s text:c="27"/>frosty_leavitt</text:span></text:p>
      <text:p text:style-name="P1"/>
      <text:p text:style-name="P1"><text:span text:style-name="T6"># go inside the container</text:span></text:p>
      <text:p text:style-name="P1"><text:span text:style-name="T6">docker ps</text:span></text:p>
      <text:p text:style-name="P1"><text:span text:style-name="T11">id=</text:span><text:span text:style-name="T2">5bc7b0bcbc34</text:span></text:p>
      <text:p text:style-name="P1"><text:soft-page-break/><text:span text:style-name="T2">echo $id</text:span></text:p>
      <text:p text:style-name="P10"><text:span text:style-name="T11">docker exec -it $id bash</text:span></text:p>
      <text:p text:style-name="P10"><text:span text:style-name="T11">docker exec -it $id bash /source/driver.sh</text:span></text:p>
      <text:p text:style-name="P1"><text:span text:style-name="T11">docker container stop </text:span><text:span text:style-name="T2">5bc7b0bcbc34</text:span></text:p>
      <text:p text:style-name="P11"/>
      <text:p text:style-name="P9"><text:span text:style-name="T6"># inside</text:span></text:p>
      <text:p text:style-name="P9"><text:span text:style-name="T2">$ cd ..</text:span></text:p>
      <text:p text:style-name="P9"><text:span text:style-name="T2">$ ls -ls</text:span></text:p>
      <text:p text:style-name="P9"><text:span text:style-name="T2">$ cd output</text:span></text:p>
      <text:p text:style-name="P9"><text:span text:style-name="T2">$ ls /source/ -ls </text:span></text:p>
      <text:p text:style-name="P9"><text:span text:style-name="T2">$ </text:span><text:span text:style-name="T7">bash /source/driver.sh</text:span></text:p>
      <text:p text:style-name="P9"><text:span text:style-name="T2">$ exit</text:span></text:p>
      <text:p text:style-name="P11"/>
      <text:p text:style-name="P9"><text:span text:style-name="T6">#--- stopping and removing a container</text:span></text:p>
      <text:p text:style-name="P1">docker container stop e5c05fc8fec3</text:p>
      <text:p text:style-name="P1">docker container rm e5c05fc8fec3</text:p>
      <text:p text:style-name="P1"/>
      <text:p text:style-name="P1"><text:span text:style-name="T6">#-- copying a file</text:span></text:p>
      <text:p text:style-name="P1">docker cp _h/test_env.sh $id:/source</text:p>
      <text:p text:style-name="P1">docker cp _h/driver.sh $id:/source</text:p>
      <text:p text:style-name="P1"/>
      <text:p text:style-name="P1"/>
      <text:p text:style-name="P1"><text:span text:style-name="T7">docker run -it -d --env-file ../.env.sh -d \</text:span></text:p>
      <text:p text:style-name="P6"><text:span text:style-name="T7">-v `pwd`/_h/:$SOURCE_FOLDER:ro -v `pwd`/_m/:$OUTPUT_FOLDER \</text:span></text:p>
      <text:p text:style-name="P6"><text:span text:style-name="T7">transcriptomics/prepare_reference \</text:span></text:p>
      <text:p text:style-name="P12"><text:span text:style-name="T12">bash -c </text:span><text:span text:style-name="T7"><text:s/>'bash /source/driver'</text:span></text:p>
      <text:p text:style-name="P4"/>
      <text:p text:style-name="P1"><text:span text:style-name="T7">docker run --rm -d --env-file ../.env.sh -d \</text:span></text:p>
      <text:p text:style-name="P6"><text:span text:style-name="T7">-v `pwd`/_h/:$SOURCE_FOLDER:ro -v `pwd`/_m/:$OUTPUT_FOLDER \</text:span></text:p>
      <text:p text:style-name="P6"><text:span text:style-name="T7">transcriptomics/prepare_reference \</text:span></text:p>
      <text:p text:style-name="P12"><text:span text:style-name="T12">bash -c </text:span><text:span text:style-name="T7"><text:s/>'bash /source/driver'</text:span></text:p>
      <text:p text:style-name="P5"/>
      <text:p text:style-name="P5"/>
      <text:p text:style-name="P6"><text:span text:style-name="T7">sh -c 'date &gt; last_run_docker_driver; bash /source/driver;'</text:span></text:p>
      <text:p text:style-name="P5"/>
      <text:p text:style-name="P5"/>
      <text:p text:style-name="P2"/>
      <text:p text:style-name="P10"><text:span text:style-name="T12">docker run -it $id /bin/bash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5902in" fo:margin-right="0.5902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2" meta:paragraph-count="60" meta:word-count="301" meta:character-count="2392" meta:non-whitespace-character-count="1918"/>
    <meta:generator>LibreOffice/6.4.4.2$Linux_X86_64 LibreOffice_project/40$Build-2</meta:generator>
  </office:meta>
</office:document-meta>
</file>